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cm" fo:margin-bottom="1.251cm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</style:style>
    <style:style style:name="P4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5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9" style:family="paragraph" style:parent-style-name="Fonte_20_ABNT" style:list-style-name="WW8Num2"/>
    <style:style style:name="P10" style:family="paragraph" style:parent-style-name="Fonte_20_ABNT">
      <style:paragraph-properties fo:text-align="center" style:justify-single-word="false"/>
    </style:style>
    <style:style style:name="P11" style:family="paragraph" style:parent-style-name="Fonte_20_ABNT">
      <style:paragraph-properties fo:text-align="center" style:justify-single-word="false" fo:break-before="page"/>
    </style:style>
    <style:style style:name="P12" style:family="paragraph" style:parent-style-name="Fonte_20_ABNT">
      <style:paragraph-properties fo:margin-left="7.996cm" fo:margin-right="0cm" fo:line-height="150%" fo:text-align="justify" style:justify-single-word="false" fo:text-indent="0.03cm" style:auto-text-indent="false"/>
    </style:style>
    <style:style style:name="P13" style:family="paragraph" style:parent-style-name="Fonte_20_ABNT" style:master-page-name="Standard">
      <style:paragraph-properties fo:text-align="center" style:justify-single-word="false" style:page-number="auto" fo:break-before="page"/>
    </style:style>
    <style:style style:name="P14" style:family="paragraph" style:parent-style-name="Fonte_20_ABNT" style:list-style-name="">
      <style:paragraph-properties fo:margin-left="0cm" fo:margin-right="0cm" fo:margin-top="0.42cm" fo:margin-bottom="1.251cm" fo:text-align="center" style:justify-single-word="false" fo:orphans="2" fo:widows="2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Arial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Default_20_Paragraph_20_Font"><text:span text:style-name="T2">UNIVERSIDADE ESTADUAL PAULISTA “JULIO DE MESQUITA FILHO”</text:span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>PARÂMETROS DE QUALIDADE PARA TRANSPARÊNCIA ORÇAMENTÁRIA <text:s/>MUNICIPAL VAI INTERNET (TOMWEB)</text:span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h text:style-name="P14" text:outline-level="1"><text:span text:style-name="Default_20_Paragraph_20_Font"><text:span text:style-name="T2">2011</text:span></text:span></text:h>
      <text:p text:style-name="P11"><text:span text:style-name="Default_20_Paragraph_20_Font"><text:span text:style-name="T2">UNIVERSIDADE ESTADUAL PAULISTA “JULIO DE MESQUITA FILHO”</text:span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/>
      <text:p text:style-name="P10"/>
      <text:p text:style-name="P10"><text:span text:style-name="Default_20_Paragraph_20_Font"><text:span text:style-name="T2"/></text:span></text:p>
      <text:p text:style-name="P10"><text:span text:style-name="Default_20_Paragraph_20_Font"><text:span text:style-name="T2">PARÂMETROS DE QUALIDADE PARA TRANSPARÊNCIA ORÇAMENTÁRIA <text:s/>MUNICIPAL VAI INTERNET (TOMWEB)</text:span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2"><text:span text:style-name="Default_20_Paragraph_20_Font"><text:span text:style-name="T2">Projeto de pesquisa para o ingresso no curso de Mestrado em Ciência da Informação – UNESP campus de Marília.</text:span></text:span></text:p>
      <text:p text:style-name="P10"/>
      <text:p text:style-name="P10"/>
      <text:p text:style-name="P10"/>
      <text:p text:style-name="P10"/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h text:style-name="P14" text:outline-level="1"><text:span text:style-name="Default_20_Paragraph_20_Font"><text:span text:style-name="T2">2011</text:span></text:span></text:h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Sumário</text:p>
          </text:index-title>
          <text:p text:style-name="P8">1 Resumo<text:tab/>4</text:p>
          <text:p text:style-name="P8">2 Objetivo<text:tab/>4</text:p>
          <text:p text:style-name="P8">2.1 Objetivos específicos<text:tab/>5</text:p>
          <text:p text:style-name="P8">3 Justificativa<text:tab/>5</text:p>
          <text:p text:style-name="P8">4 Metodologia<text:tab/>5</text:p>
          <text:p text:style-name="P8">5 Problema<text:tab/>6</text:p>
          <text:p text:style-name="P8">6 Referências<text:tab/>6</text:p>
        </text:index-body>
      </text:table-of-content>
      <text:p text:style-name="P1"/>
      <text:h text:style-name="P2" text:outline-level="2">1 Apresentação</text:h>
      <text:p text:style-name="Fonte_20_ABNT">A finalidade deste projeto é de estimular as prefeituras a progredir na implementação e melhor continua de seus portais da transparência, espaço online dedicado para a divulgação de informações orçamentárias. Sugere a adoção da Escala de Transparência Municipal, metodologia que engloba métricas e padrões para medir a qualidade dos portais de transparência. A pesquisa visa estabelecer um padrão de qualidade para transparência municipal e criar uma metodologia de análise que possibilite a comparação universal de diferentes portais</text:p>
      <text:p text:style-name="Fonte_20_ABNT"><text:span text:style-name="T1">Palavras-chave:</text:span> Qualidade, Transparência Orçamentária Municipal, TOMWEB,</text:p>
      <text:h text:style-name="Heading_20_2" text:outline-level="2">2 Problema</text:h>
      <text:p text:style-name="Fonte_20_ABNT">A Lei Complementar 131/09 obriga os municípios a divulgarem seus gastos pela internet, o tema é de comprovada importância para toda a sociedade e é relativo a qualquer cidadão, pois a internet permite o acesso de todos os munícipes à averiguação dos gastos públicos. Além disto não existe uma metodologia universal para análise do cumprimento legal e aspectos técnicos dos portais de transparência municipais</text:p>
      <text:h text:style-name="Heading_20_2" text:outline-level="2"><text:soft-page-break/>3 Hipótese</text:h>
      <text:p text:style-name="Fonte_20_ABNT">A Escala de Transparência Orçamentária Municipal pode servir como parâmetro de qualidade para portais de transparência, orientando as prefeituras na implementação e melhoria dos portais de transparência</text:p>
      <text:h text:style-name="Heading_20_2" text:outline-level="2">2 Objetivos</text:h>
      <text:h text:style-name="Heading_20_2" text:outline-level="2">2.1 Objetivo Geral</text:h>
      <text:p text:style-name="Fonte_20_ABNT">Criar uma metodologia universal para avaliar a qualidade dos portais de transparência de gastos públicos municipais, em critérios como cumprimento legal, maturidade do serviço prestado, comunicabilidade, confiabilidade, acessibilidade, disponibilidade, facilidade de uso e transparência, que possibilite uma análise comparativa entre os níveis de transparência dos municípios, sem que as diferenças regionais e culturais de cada localidade interfiram no resultado.</text:p>
      <text:h text:style-name="Heading_20_2" text:outline-level="2">2.1 Objetivos específicos</text:h>
      <text:list xml:id="list956496146" text:style-name="WW8Num2">
        <text:list-item>
          <text:p text:style-name="P9">Estabelecer parâmetros de qualidade para a divulgação de informações municipais via internet</text:p>
        </text:list-item>
        <text:list-item>
          <text:p text:style-name="P9">Analisar o tratamento dado as informações orçamentárias das prefeituras e a qualidade da transparência oferecida</text:p>
        </text:list-item>
        <text:list-item>
          <text:p text:style-name="P9"><text:soft-page-break/>Possibilitar a compararação da qualidade da transparência entre diversos muncípios de maneira universal</text:p>
        </text:list-item>
        <text:list-item>
          <text:p text:style-name="P9">Permitir a criação de um ranking nacional da qualidade da transparência municipal</text:p>
        </text:list-item>
      </text:list>
      <text:h text:style-name="Heading_20_2" text:outline-level="2">3 Justificativa</text:h>
      <text:p text:style-name="Fonte_20_ABNT">O tema é de comprovada importância para a sociedade pois a Lei Complementar 131/09 obriga os municípios a divulgarem seus gastos pela internet, o que permite o acesso de todos os munícipes à averiguação dos gastos públicos. Porém a lei não determina com precisão como essas informações devem estar dispostas e este trabalho visa preencher essa lacuna, definindo um padrão de qualidade para os portais de transparência.</text:p>
      <text:h text:style-name="Heading_20_2" text:outline-level="2">4 Metodologia</text:h>
      <text:p text:style-name="Fonte_20_ABNT">Pesquisa bibliográfica e estudos de casos aplicando, testando e documentaos os resultados da utilização da Escala de Transparência Orçamentária (e-TOM) nos portais de transparência dos muncípios.</text:p>
      <text:h text:style-name="Heading_20_2" text:outline-level="2">6 <text:bookmark-start text:name="h.ho19tg-2frqdy"/>Referências<text:bookmark-end text:name="h.ho19tg-2frqdy"/></text:h>
      <text:p text:style-name="P3"><text:span text:style-name="Default_20_Paragraph_20_Font"><text:span text:style-name="T2">BRASIL. Lei Complementar n. 101, de 4 de maio de 2000. Disponível em: &lt;</text:span></text:span><text:a xlink:type="simple" xlink:href="http://www.google.com/url?q=http%3A%2F%2Fwww.planalto.gov.br%2Fccivil_03%2FLeis%2FLCP%2FLcp101.htm&amp;sa=D&amp;sntz=1&amp;usg=AFQjCNFTy-a1Rk-Os9FCu3_OOgQbe4wFtg"><text:span text:style-name="Internet_20_link"><text:span text:style-name="T6"> </text:span></text:span></text:a><text:a xlink:type="simple" xlink:href="http://www.google.com/url?q=http%3A%2F%2Fwww.planalto.gov.br%2Fccivil_03%2FLeis%2FLCP%2FLcp101.htm&amp;sa=D&amp;sntz=1&amp;usg=AFQjCNFTy-a1Rk-Os9FCu3_OOgQbe4wFtg"><text:span text:style-name="Internet_20_link">http</text:span></text:a><text:a xlink:type="simple" xlink:href="http://www.google.com/url?q=http%3A%2F%2Fwww.planalto.gov.br%2Fccivil_03%2FLeis%2FLCP%2FLcp101.htm&amp;sa=D&amp;sntz=1&amp;usg=AFQjCNFTy-a1Rk-Os9FCu3_OOgQbe4wFtg"><text:span text:style-name="Internet_20_link">://</text:span></text:a><text:a xlink:type="simple" xlink:href="http://www.google.com/url?q=http%3A%2F%2Fwww.planalto.gov.br%2Fccivil_03%2FLeis%2FLCP%2FLcp101.htm&amp;sa=D&amp;sntz=1&amp;usg=AFQjCNFTy-a1Rk-Os9FCu3_OOgQbe4wFtg"><text:span text:style-name="Internet_20_link">www</text:span></text:a><text:a xlink:type="simple" xlink:href="http://www.google.com/url?q=http%3A%2F%2Fwww.planalto.gov.br%2Fccivil_03%2FLeis%2FLCP%2FLcp101.htm&amp;sa=D&amp;sntz=1&amp;usg=AFQjCNFTy-a1Rk-Os9FCu3_OOgQbe4wFtg"><text:span text:style-name="Internet_20_link">.</text:span></text:a><text:a xlink:type="simple" xlink:href="http://www.google.com/url?q=http%3A%2F%2Fwww.planalto.gov.br%2Fccivil_03%2FLeis%2FLCP%2FLcp101.htm&amp;sa=D&amp;sntz=1&amp;usg=AFQjCNFTy-a1Rk-Os9FCu3_OOgQbe4wFtg"><text:span text:style-name="Internet_20_link">planalto</text:span></text:a><text:a xlink:type="simple" xlink:href="http://www.google.com/url?q=http%3A%2F%2Fwww.planalto.gov.br%2Fccivil_03%2FLeis%2FLCP%2FLcp101.htm&amp;sa=D&amp;sntz=1&amp;usg=AFQjCNFTy-a1Rk-Os9FCu3_OOgQbe4wFtg"><text:span text:style-name="Internet_20_link">.</text:span></text:a><text:a xlink:type="simple" xlink:href="http://www.google.com/url?q=http%3A%2F%2Fwww.planalto.gov.br%2Fccivil_03%2FLeis%2FLCP%2FLcp101.htm&amp;sa=D&amp;sntz=1&amp;usg=AFQjCNFTy-a1Rk-Os9FCu3_OOgQbe4wFtg"><text:span text:style-name="Internet_20_link">gov</text:span></text:a><text:a xlink:type="simple" xlink:href="http://www.google.com/url?q=http%3A%2F%2Fwww.planalto.gov.br%2Fccivil_03%2FLeis%2FLCP%2FLcp101.htm&amp;sa=D&amp;sntz=1&amp;usg=AFQjCNFTy-a1Rk-Os9FCu3_OOgQbe4wFtg"><text:span text:style-name="Internet_20_link">.</text:span></text:a><text:a xlink:type="simple" xlink:href="http://www.google.com/url?q=http%3A%2F%2Fwww.planalto.gov.br%2Fccivil_03%2FLeis%2FLCP%2FLcp101.htm&amp;sa=D&amp;sntz=1&amp;usg=AFQjCNFTy-a1Rk-Os9FCu3_OOgQbe4wFtg"><text:span text:style-name="Internet_20_link">br</text:span></text:a><text:a xlink:type="simple" xlink:href="http://www.google.com/url?q=http%3A%2F%2Fwww.planalto.gov.br%2Fccivil_03%2FLeis%2FLCP%2FLcp101.htm&amp;sa=D&amp;sntz=1&amp;usg=AFQjCNFTy-a1Rk-Os9FCu3_OOgQbe4wFtg"><text:span text:style-name="Internet_20_link">/</text:span></text:a><text:a xlink:type="simple" xlink:href="http://www.google.com/url?q=http%3A%2F%2Fwww.planalto.gov.br%2Fccivil_03%2FLeis%2FLCP%2FLcp101.htm&amp;sa=D&amp;sntz=1&amp;usg=AFQjCNFTy-a1Rk-Os9FCu3_OOgQbe4wFtg"><text:span text:style-name="Internet_20_link">ccivil</text:span></text:a><text:a xlink:type="simple" xlink:href="http://www.google.com/url?q=http%3A%2F%2Fwww.planalto.gov.br%2Fccivil_03%2FLeis%2FLCP%2FLcp101.htm&amp;sa=D&amp;sntz=1&amp;usg=AFQjCNFTy-a1Rk-Os9FCu3_OOgQbe4wFtg"><text:span text:style-name="Internet_20_link">_03/</text:span></text:a><text:a xlink:type="simple" xlink:href="http://www.google.com/url?q=http%3A%2F%2Fwww.planalto.gov.br%2Fccivil_03%2FLeis%2FLCP%2FLcp101.htm&amp;sa=D&amp;sntz=1&amp;usg=AFQjCNFTy-a1Rk-Os9FCu3_OOgQbe4wFtg"><text:span text:style-name="Internet_20_link">Leis</text:span></text:a><text:a xlink:type="simple" xlink:href="http://www.google.com/url?q=http%3A%2F%2Fwww.planalto.gov.br%2Fccivil_03%2FLeis%2FLCP%2FLcp101.htm&amp;sa=D&amp;sntz=1&amp;usg=AFQjCNFTy-a1Rk-Os9FCu3_OOgQbe4wFtg"><text:span text:style-name="Internet_20_link">/</text:span></text:a><text:a xlink:type="simple" xlink:href="http://www.google.com/url?q=http%3A%2F%2Fwww.planalto.gov.br%2Fccivil_03%2FLeis%2FLCP%2FLcp101.htm&amp;sa=D&amp;sntz=1&amp;usg=AFQjCNFTy-a1Rk-Os9FCu3_OOgQbe4wFtg"><text:span text:style-name="Internet_20_link">LCP</text:span></text:a><text:a xlink:type="simple" xlink:href="http://www.google.com/url?q=http%3A%2F%2Fwww.planalto.gov.br%2Fccivil_03%2FLeis%2FLCP%2FLcp101.htm&amp;sa=D&amp;sntz=1&amp;usg=AFQjCNFTy-a1Rk-Os9FCu3_OOgQbe4wFtg"><text:span text:style-name="Internet_20_link">/</text:span></text:a><text:a xlink:type="simple" xlink:href="http://www.google.com/url?q=http%3A%2F%2Fwww.planalto.gov.br%2Fccivil_03%2FLeis%2FLCP%2FLcp101.htm&amp;sa=D&amp;sntz=1&amp;usg=AFQjCNFTy-a1Rk-Os9FCu3_OOgQbe4wFtg"><text:span text:style-name="Internet_20_link">Lcp</text:span></text:a><text:a xlink:type="simple" xlink:href="http://www.google.com/url?q=http%3A%2F%2Fwww.planalto.gov.br%2Fccivil_03%2FLeis%2FLCP%2FLcp101.htm&amp;sa=D&amp;sntz=1&amp;usg=AFQjCNFTy-a1Rk-Os9FCu3_OOgQbe4wFtg"><text:span text:style-name="Internet_20_link">101.</text:span></text:a><text:a xlink:type="simple" xlink:href="http://www.google.com/url?q=http%3A%2F%2Fwww.planalto.gov.br%2Fccivil_03%2FLeis%2FLCP%2FLcp101.htm&amp;sa=D&amp;sntz=1&amp;usg=AFQjCNFTy-a1Rk-Os9FCu3_OOgQbe4wFtg"><text:span text:style-name="Internet_20_link">htm</text:span></text:a><text:span text:style-name="Default_20_Paragraph_20_Font"><text:span text:style-name="T2">&gt;. Acesso em: 25 out 2010.</text:span></text:span></text:p>
      <text:p text:style-name="P5"><text:soft-page-break/></text:p>
      <text:p text:style-name="P3"><text:span text:style-name="Default_20_Paragraph_20_Font"><text:span text:style-name="T2">BRASIL</text:span></text:span><text:span text:style-name="Default_20_Paragraph_20_Font"><text:span text:style-name="T2">. Lei Complementar n. 131, de 27 de maio de 2009. Disponível em: &lt;</text:span></text:span><text:a xlink:type="simple" xlink:href="http://www.google.com/url?q=http%3A%2F%2Fwww.planalto.gov.br%2Fccivil%2Fleis%2FLCP%2FLcp131.htm&amp;sa=D&amp;sntz=1&amp;usg=AFQjCNGbkbooFjFFmbvuB2oLfohSrzHu4g"><text:span text:style-name="Internet_20_link"><text:span text:style-name="T6"> 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http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://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www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.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planalto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.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gov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.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br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/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ccivil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/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leis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/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LCP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/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Lcp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131.</text:span></text:span></text:a><text:a xlink:type="simple" xlink:href="http://www.google.com/url?q=http%3A%2F%2Fwww.planalto.gov.br%2Fccivil%2Fleis%2FLCP%2FLcp131.htm&amp;sa=D&amp;sntz=1&amp;usg=AFQjCNGbkbooFjFFmbvuB2oLfohSrzHu4g"><text:span text:style-name="Internet_20_link"><text:span text:style-name="T6">htm</text:span></text:span></text:a><text:span text:style-name="Default_20_Paragraph_20_Font"><text:span text:style-name="T2">&gt;. Acesso em: 25 out 2010.</text:span></text:span></text:p>
      <text:p text:style-name="P5"/>
      <text:p text:style-name="P3"><text:span text:style-name="Default_20_Paragraph_20_Font"><text:span text:style-name="T2">BRASIL</text:span></text:span><text:span text:style-name="Default_20_Paragraph_20_Font"><text:span text:style-name="T2">. Ministério do Planejamento, Orçamento e Gestão, Secretária de Logística e Tecnologia da Informação - Departamento do Governo Eletrônico. </text:span></text:span><text:span text:style-name="Default_20_Paragraph_20_Font"><text:span text:style-name="T3">Indicadores e Métricas para avaliação de e-Serviços</text:span></text:span><text:span text:style-name="Default_20_Paragraph_20_Font"><text:span text:style-name="T2">. Disponível em : &lt;</text:span></text:span><text:span text:style-name="Default_20_Paragraph_20_Font"><text:span text:style-name="T7">http://www.governoeletronico.gov.br/anexos/indicadores-e-metricas-para-avaliacao-de-e-servicos</text:span></text:span><text:span text:style-name="Default_20_Paragraph_20_Font"><text:span text:style-name="T2">&gt;Acesso em: 5 dez 2010.</text:span></text:span></text:p>
      <text:p text:style-name="P5"/>
      <text:p text:style-name="P3"><text:span text:style-name="Default_20_Paragraph_20_Font"><text:span text:style-name="T2">BRASIL</text:span></text:span><text:span text:style-name="Default_20_Paragraph_20_Font"><text:span text:style-name="T2">. Ministério do Planejamento, Orçamento e Gestão, Secretária de Logística e Tecnologia da Informação. Ministério da Educação - Secretaria de Educação Profissional e Tecnológica. </text:span></text:span><text:span text:style-name="Default_20_Paragraph_20_Font"><text:span text:style-name="T3">E-mag Modelo de Acessibilidade em Governo Eletrônico</text:span></text:span><text:span text:style-name="Default_20_Paragraph_20_Font"><text:span text:style-name="T2">. Disponível em : &lt;</text:span></text:span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https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://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www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.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governoeletronico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.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gov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.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br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/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acoes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-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e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-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projetos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/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e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-</text:span></text:span></text:a><text:a xlink:type="simple" xlink:href="http://www.google.com/url?q=https%3A%2F%2Fwww.governoeletronico.gov.br%2Facoes-e-projetos%2Fe-MAG&amp;sa=D&amp;sntz=1&amp;usg=AFQjCNGoHGn3QtocGuKkqc4BSaQFYIpP9A"><text:span text:style-name="Internet_20_link"><text:span text:style-name="T6">MAG</text:span></text:span></text:a><text:span text:style-name="Default_20_Paragraph_20_Font"><text:span text:style-name="T2">&gt; Acesso em: 5 dez 2010.</text:span></text:span></text:p>
      <text:p text:style-name="P5"/>
      <text:p text:style-name="P3"><text:span text:style-name="Default_20_Paragraph_20_Font"><text:span text:style-name="T2">BRASIL</text:span></text:span><text:span text:style-name="Default_20_Paragraph_20_Font"><text:span text:style-name="T2">. Ministério do Planejamento, Orçamento e Gestão, Secretária de Logística e Tecnologia da Informação - Departamento do Governo Eletrônico. Disponível em: &lt;</text:span></text:span><text:span text:style-name="Default_20_Paragraph_20_Font"><text:span text:style-name="T7">(http://www.governoeletronico.gov.br/acoes-e-projetos/e-ping-padroes-de-interoperabilidade/lista-de-assuntos-do-governo-lag)</text:span></text:span><text:span text:style-name="Default_20_Paragraph_20_Font"><text:span text:style-name="T2">&gt;. Acesso em: 5 de dez 2010.</text:span></text:span></text:p>
      <text:p text:style-name="P5"/>
      <text:p text:style-name="P3"><text:span text:style-name="Default_20_Paragraph_20_Font"><text:span text:style-name="T2">FMI</text:span></text:span><text:span text:style-name="Default_20_Paragraph_20_Font"><text:span text:style-name="T2"> – FUNDO MONETÁRIO INTERNACIONAL (IMF – International Monetary Fund) </text:span></text:span><text:span text:style-name="Default_20_Paragraph_20_Font"><text:span text:style-name="T3">Manual on Fiscal Transparency</text:span></text:span><text:span text:style-name="Default_20_Paragraph_20_Font"><text:span text:style-name="T2"> (1998, Revised Edition 2007). Disponível em: &lt;</text:span></text:span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 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http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://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www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.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imf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.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org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/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external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/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np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/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pp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/2007/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eng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/101907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m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.</text:span></text:span></text:a><text:a xlink:type="simple" xlink:href="http://www.google.com/url?q=http%3A%2F%2Fwww.imf.org%2Fexternal%2Fnp%2Fpp%2F2007%2Feng%2F101907m.pdf&amp;sa=D&amp;sntz=1&amp;usg=AFQjCNFNOclntg0_1hm0IxYXhfVHI1TFRA"><text:span text:style-name="Internet_20_link"><text:span text:style-name="T6">pdf</text:span></text:span></text:a><text:span text:style-name="Default_20_Paragraph_20_Font"><text:span text:style-name="T2">.&gt; Acesso em: 25 out 2010.</text:span></text:span></text:p>
      <text:p text:style-name="P6"/>
      <text:p text:style-name="P3"><text:span text:style-name="Default_20_Paragraph_20_Font"><text:span text:style-name="T2">MATULOVIC, FM. </text:span></text:span><text:span text:style-name="Default_20_Paragraph_20_Font"><text:span text:style-name="T3">e-TOM Escala de Transparência Orçamentária Municipal: Uma proposta e análise de um caso (SÃO CARLOS SP, 2010)</text:span></text:span><text:span text:style-name="Default_20_Paragraph_20_Font"><text:span text:style-name="T2"> (UNESP, Araraquara, 2010). Disponível em: &lt;</text:span></text:span><text:a xlink:type="simple" xlink:href="http://franciscomatelli.com/wp-content/uploads/2011/03/2011-01-20-E-TOM-ESCALA-DE-TRANSPARENCIAMATULOVICFM.pdf"><text:span text:style-name="Default_20_Paragraph_20_Font">http://franciscomatelli.com/wp-content/uploads/2011/03/2011-01-20-E-TOM-ESCALA-DE-TRANSPARENCIAMATULOVICFM.pdf</text:span></text:a><text:span text:style-name="Default_20_Paragraph_20_Font"><text:span text:style-name="T2">&gt; Acesso em: 25 fev 2011.</text:span></text:span></text:p>
      <text:p text:style-name="P6"/>
      <text:p text:style-name="P3"><text:span text:style-name="Default_20_Paragraph_20_Font"><text:span text:style-name="T2">OCDE</text:span></text:span><text:span text:style-name="Default_20_Paragraph_20_Font"><text:span text:style-name="T2"> (2008). </text:span></text:span><text:span text:style-name="Default_20_Paragraph_20_Font"><text:span text:style-name="T3">Melhores práticas da OCDE para a Transparência Orçamentária.</text:span></text:span><text:span text:style-name="Default_20_Paragraph_20_Font"><text:span text:style-name="T2"> Disponível em: &lt;</text:span></text:span><text:a xlink:type="simple" xlink:href="http://www.google.com/url?q=http%3A%2F%2Fwww.oecd.org%2Fdataoecd%2F62%2F24%2F41549036.pdf&amp;sa=D&amp;sntz=1&amp;usg=AFQjCNEwWf6gEEsvLnSIQHR3y-CcVqD97g"><text:span text:style-name="Internet_20_link"><text:span text:style-name="T6">http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://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www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.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oecd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.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org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/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dataoecd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/62/24/41549036.</text:span></text:span></text:a><text:a xlink:type="simple" xlink:href="http://www.google.com/url?q=http%3A%2F%2Fwww.oecd.org%2Fdataoecd%2F62%2F24%2F41549036.pdf&amp;sa=D&amp;sntz=1&amp;usg=AFQjCNEwWf6gEEsvLnSIQHR3y-CcVqD97g"><text:span text:style-name="Internet_20_link"><text:span text:style-name="T6">pdf</text:span></text:span></text:a><text:span text:style-name="Default_20_Paragraph_20_Font"><text:span text:style-name="T2"> &gt; Acesso em: 25 out 2010.</text:span></text:span></text:p>
      <text:p text:style-name="P6"/>
      <text:p text:style-name="P6"><text:span text:style-name="Default_20_Paragraph_20_Font">PIRES, VA </text:span><text:span text:style-name="Default_20_Paragraph_20_Font"><text:span text:style-name="T8">et al.</text:span></text:span><text:span text:style-name="Default_20_Paragraph_20_Font"> </text:span><text:span text:style-name="Default_20_Paragraph_20_Font"><text:span text:style-name="T1">Transparência orçamentária municipal via web (TOM Web) após a Lei Complementar 131/09</text:span></text:span><text:span text:style-name="Default_20_Paragraph_20_Font">: os casos da Região Administrativa Central do Estado de São Paulo. GPCGP UNESP Araraquara, 2010.</text:span></text:p>
      <text:p text:style-name="P6"/>
      <text:p text:style-name="P4"><text:span text:style-name="Default_20_Paragraph_20_Font"><text:span text:style-name="T2">WIKIPEDIA</text:span></text:span><text:span text:style-name="Default_20_Paragraph_20_Font"><text:span text:style-name="T2">. Desenvolvido pela Wikimedia Foundation. Apresenta conteúdo enciclopédico. Disponível em: &lt;</text:span></text:span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http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://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pt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.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wikipedia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.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org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/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wiki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/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S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%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C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3%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A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3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o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_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Carlos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_(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S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%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C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3%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A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3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o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_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Paulo</text:span></text:span></text:a><text:a xlink:type="simple" xlink:href="http://www.google.com/url?q=http%3A%2F%2Fpt.wikipedia.org%2Fwiki%2FS%25C3%25A3o_Carlos_(S%25C3%25A3o_Paulo)&amp;sa=D&amp;sntz=1&amp;usg=AFQjCNGrxy_Xda8HUd_49F7hrkF8WAL7UQ"><text:span text:style-name="Internet_20_link"><text:span text:style-name="T6">)</text:span></text:span></text:a><text:span text:style-name="Default_20_Paragraph_20_Font"><text:span text:style-name="T2">&gt;. Acesso em: 25 out 2010.</text:span></text:span></text:p>
      <text:p text:style-name="P6"/>
      <text:p text:style-name="P4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1.251cm" fo:text-indent="0cm" style:auto-text-indent="false" fo:background-color="transparent">
        <style:background-image/>
      </style:paragraph-properties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251cm" fo:margin-bottom="1.251cm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Table" style:display-name="Normal Tabl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No_20_List" style:display-name="No Lis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ListStyle" style:family="paragraph" style:parent-style-name="Standard">
      <style:paragraph-properties fo:margin-left="0cm" fo:margin-right="0cm" fo:line-height="150%" fo:text-indent="1.251cm" style:auto-text-indent="false"/>
    </style:style>
    <style:style style:name="Fonte_20_ABNT" style:display-name="Fonte ABNT" style:family="paragraph" style:parent-style-name="ListStyle">
      <style:paragraph-properties fo:line-height="200%" fo:text-align="justify" style:justify-single-word="false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1.251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text-transform="uppercase" style:font-name="Arial"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11cm" style:type="right" style:leader-style="dotted" style:leader-text="."/>
        </style:tab-stops>
      </style:paragraph-properties>
      <style:text-properties style:font-name="Arial"/>
    </style:style>
    <style:style style:name="Table_20_Contents" style:display-name="Table Contents" style:family="paragraph" style:parent-style-name="Standard" style:class="extra">
      <style:paragraph-properties fo:margin-left="0.25cm" fo:margin-right="0cm" fo:margin-top="0.25cm" fo:margin-bottom="0.25cm" fo:line-height="150%" fo:text-indent="0cm" style:auto-text-indent="false" text:number-lines="false" text:line-number="0"/>
      <style:text-properties style:font-name="Arial"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150%" fo:text-align="center" style:justify-single-word="false" text:number-lines="false" text:line-number="0"/>
      <style:text-properties style:font-name="Arial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  <style:text-properties style:font-name="Arial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rame_20_contents" style:display-name="Frame contents" style:family="paragraph" style:parent-style-name="Text_20_body" style:class="extra"/>
    <style:style style:name="Citação_20_Longa" style:display-name="Citação Longa" style:family="paragraph" style:parent-style-name="Standard">
      <style:paragraph-properties fo:margin-left="4.001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/>
    </style:style>
    <style:style style:name="Fonte_20_ABNT_20_link" style:display-name="Fonte ABNT link" style:family="paragraph" style:parent-style-name="Fonte_20_ABNT">
      <style:paragraph-properties fo:margin-left="0cm" fo:margin-right="0cm" fo:text-indent="0cm" style:auto-text-indent="false"/>
      <style:text-properties fo:color="#000080" style:text-underline-style="solid" style:text-underline-width="auto" style:text-underline-color="font-color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72cm" fo:margin-bottom="0.873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972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_20_left"><text:page-number text:select-page="current">7</text:page-number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Francisco Matelli</dc:creator>
    <dc:date>2011-03-01T01:52:09</dc:date>
    <meta:print-date>2010-12-09T00:19:00</meta:print-date>
    <meta:editing-cycles>51</meta:editing-cycles>
    <meta:editing-duration>PT73H19M35S</meta:editing-duration>
    <meta:generator>OpenOffice.org/3.2$Linux OpenOffice.org_project/320m12$Build-9483</meta:generator>
    <meta:document-statistic meta:table-count="0" meta:image-count="0" meta:object-count="0" meta:page-count="7" meta:paragraph-count="46" meta:word-count="748" meta:character-count="5705"/>
    <meta:user-defined meta:name="Info 1"/>
    <meta:user-defined meta:name="Info 2"/>
    <meta:user-defined meta:name="Info 3"/>
    <meta:user-defined meta:name="Info 4"/>
  </office:meta>
</office:document-meta>
</file>